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24pt" style:font-size-asian="24pt" style:font-size-complex="24pt"/>
    </style:style>
    <style:style style:name="P2" style:family="paragraph" style:parent-style-name="Heading_20_2">
      <style:text-properties officeooo:paragraph-rsid="0000339a"/>
    </style:style>
    <style:style style:name="P3" style:family="paragraph" style:parent-style-name="Subtitle">
      <style:text-properties fo:font-weight="bold" style:font-weight-asian="bold" style:font-weight-complex="bold"/>
    </style:style>
    <style:style style:name="P4" style:family="paragraph" style:parent-style-name="Subtitle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text-properties officeooo:rsid="0000339a" officeooo:paragraph-rsid="0000339a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000339a"/>
    </style:style>
    <style:style style:name="P8" style:family="paragraph" style:parent-style-name="Text_20_body">
      <style:text-properties fo:font-size="18pt" officeooo:rsid="00009624" officeooo:paragraph-rsid="00009624" style:font-size-asian="18pt" style:font-size-complex="18pt"/>
    </style:style>
    <style:style style:name="P9" style:family="paragraph" style:parent-style-name="Text_20_body">
      <style:text-properties fo:font-size="16pt" officeooo:rsid="0000339a" officeooo:paragraph-rsid="0000339a" style:font-size-asian="16pt" style:font-size-complex="16pt"/>
    </style:style>
    <style:style style:name="P10" style:family="paragraph" style:parent-style-name="Text_20_body">
      <style:text-properties officeooo:paragraph-rsid="000096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09624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rating Systems Project</text:p>
      <text:p text:style-name="Text_20_body"/>
      <text:p text:style-name="Text_20_body"/>
      <text:p text:style-name="Text_20_body"/>
      <text:p text:style-name="P4">Phase 1</text:p>
      <text:p text:style-name="P6"/>
      <text:p text:style-name="P6"/>
      <text:p text:style-name="P3"><text:span text:style-name="T2">Team</text:span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h text:style-name="P1" text:outline-level="1">Members: </text:h>
      <text:h text:style-name="Heading_20_1" text:outline-level="1">Khalid Ali</text:h>
      <text:h text:style-name="Heading_20_1" text:outline-level="1">Islam Ahmed</text:h>
      <text:h text:style-name="Heading_20_1" text:outline-level="1">Ahmed Walid</text:h>
      <text:h text:style-name="Heading_20_1" text:outline-level="1">Abdallah Zaher </text:h>
      <text:p text:style-name="Text_20_body"/>
      <text:p text:style-name="Text_20_body"/>
      <text:h text:style-name="Heading_20_2" text:outline-level="2"><text:soft-page-break/>Data Structure: </text:h>
      <text:p text:style-name="P9"><text:tab/>1. <text:span text:style-name="T1">Queue</text:span> (FIFO) For Round Robin algorithm</text:p>
      <text:p text:style-name="P9"><text:tab/>2. <text:span text:style-name="T1">Heap</text:span> (Min Heap) For High Priority First, and Short Remain Time <text:tab/>algorithms</text:p>
      <text:p text:style-name="P9"/>
      <text:h text:style-name="P2" text:outline-level="2">Algorithm:</text:h>
      <text:p text:style-name="P8">1. Process Generator </text:p>
      <text:p text:style-name="P10"><text:span text:style-name="T4"><text:tab/>1. Process generator reads input file</text:span></text:p>
      <text:p text:style-name="P10"><text:span text:style-name="T4"><text:tab/>2. create scheduler and give it algorithm selected, Quantum of RR <text:tab/> <text:s text:c="3"/>algorithm and Number of processes in input file. </text:span></text:p>
      <text:p text:style-name="P10"><text:span text:style-name="T4"><text:tab/>3. <text:s/>create clock process</text:span></text:p>
      <text:p text:style-name="P10"><text:span text:style-name="T4"><text:tab/>4. send process<text:tab/>to scheduler when it’s time of its arrival (uses <text:tab/> <text:s/><text:tab/> <text:s text:c="3"/>message Queue) </text:span></text:p>
      <text:p text:style-name="P10"><text:span text:style-name="T4"><text:tab/>4. wait for scheduler to exit 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0.3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6T20:40:31.138579550</meta:creation-date>
    <dc:date>2021-01-16T20:58:07.807708218</dc:date>
    <meta:editing-duration>PT7M6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2" meta:paragraph-count="18" meta:word-count="90" meta:character-count="564" meta:non-whitespace-character-count="462"/>
  </office:meta>
</office:document-meta>
</file>